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0be59" officeooo:paragraph-rsid="0000be59"/>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Moss</text:p>
      <text:p text:style-name="P1">CSCI 4950</text:p>
      <text:p text:style-name="P1">Weekly Log </text:p>
      <text:p text:style-name="P1">July 13<text:span text:style-name="T1">th</text:span> – 19<text:span text:style-name="T1">th</text:span></text:p>
      <text:p text:style-name="P1"/>
      <text:p text:style-name="P1"><text:span text:style-name="T2">The tail optimized version of the interpreter was completed this week. The implementation is a bit more complicated than in Peter Norvig's version from the textbook. Norvig's version used a single prog function with a label for GOTO statements in the main evaluation function. The version that I have implemented uses a prog function label in the main evaluation function, and also uses a separate label in the function evaluation part of the interpreter. This second block uses a single GOTO which reassigns the arguments passed into the function. In this way the evaluation function can optimize functions that are defined properly as tail recursive. This also allows scope to be properly maintained without passing an environment variable. This implementation allows iteration to be accomplished with recursion which the Scheme standard guarantees. The interpreter can still experience a stack overflow, as memory still has to be allocated to create a new scope for each function. Additionally, the underlying CLISP interpreter may also experience stack overflow. It is also unclear as to whether or not this will yield significant performance gains, as the underlying CLISP interpreter is already tail optimized. Norvig claims that if the underlying interpreter is optimized, than the Scheme interpreter is as well. That being said, this version is now optimized in case the underlying interpreter is n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21:40:55.345533879</meta:creation-date>
    <dc:date>2014-07-17T21:51:04.163951175</dc:date>
    <meta:editing-duration>P0D</meta:editing-duration>
    <meta:editing-cycles>1</meta:editing-cycles>
    <meta:document-statistic meta:table-count="0" meta:image-count="0" meta:object-count="0" meta:page-count="1" meta:paragraph-count="5" meta:word-count="229" meta:character-count="1459" meta:non-whitespace-character-count="1232"/>
    <meta:generator>LibreOffice/4.2.4.2$Linux_X86_64 LibreOffice_project/420$Build-2</meta:generator>
  </office:meta>
</office:document-meta>
</file>